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F0000007D7EBE43D3E4DD8F32.png" manifest:media-type="image/png"/>
  <manifest:file-entry manifest:full-path="Pictures/10000201000000E100000146FC47C416C22EF795.png" manifest:media-type="image/png"/>
  <manifest:file-entry manifest:full-path="Pictures/10000201000000A10000001C2A19E7DCE8AB5EB0.png" manifest:media-type="image/png"/>
  <manifest:file-entry manifest:full-path="Pictures/10000201000000F600000051862AECCA021A25EB.png" manifest:media-type="image/png"/>
  <manifest:file-entry manifest:full-path="Pictures/10000201000000CC00000096CC76422CBCAA6EA7.png" manifest:media-type="image/png"/>
  <manifest:file-entry manifest:full-path="Pictures/100002010000015C0000006840B3A4523D5201EE.png" manifest:media-type="image/png"/>
  <manifest:file-entry manifest:full-path="Pictures/1000020100000121000000ABF2F16C029FDEDF64.png" manifest:media-type="image/png"/>
  <manifest:file-entry manifest:full-path="Pictures/10000201000000A10000003FAC1551392C0057DD.png" manifest:media-type="image/png"/>
  <manifest:file-entry manifest:full-path="Pictures/100002010000011A000000A1962DD46CB6E500B8.png" manifest:media-type="image/png"/>
  <manifest:file-entry manifest:full-path="Pictures/10000201000000D9000000C930DB47E79EEC7904.png" manifest:media-type="image/png"/>
  <manifest:file-entry manifest:full-path="Pictures/1000020100000138000001336E4B9459E41A8F82.png" manifest:media-type="image/png"/>
  <manifest:file-entry manifest:full-path="Pictures/10000201000001D70000016DD2E1D52264EE7547.png" manifest:media-type="image/png"/>
  <manifest:file-entry manifest:full-path="Pictures/10000201000000CC0000003364669A2A2D3FBE6D.png" manifest:media-type="image/png"/>
  <manifest:file-entry manifest:full-path="Pictures/10000201000000CA000000881A2A5BCCBFE64540.png" manifest:media-type="image/png"/>
  <manifest:file-entry manifest:full-path="Pictures/10000201000000E2000000A28E2C880511FC0A23.png" manifest:media-type="image/png"/>
  <manifest:file-entry manifest:full-path="Pictures/10000201000000FE00000108A7F05A38A8CFA093.png" manifest:media-type="image/png"/>
  <manifest:file-entry manifest:full-path="Pictures/1000020100000080000000AA796C871F9887B4CE.png" manifest:media-type="image/png"/>
  <manifest:file-entry manifest:full-path="Pictures/10000201000000CA000000A46126C88E53BEC00C.png" manifest:media-type="image/png"/>
  <manifest:file-entry manifest:full-path="Pictures/100002010000007E0000004F2C1AA8E45E6D3D1B.png" manifest:media-type="image/png"/>
  <manifest:file-entry manifest:full-path="Pictures/10000201000000CA00000099676C2466277BCC08.png" manifest:media-type="image/png"/>
  <manifest:file-entry manifest:full-path="Pictures/10000201000000710000009323CBD3413E743F79.png" manifest:media-type="image/png"/>
  <manifest:file-entry manifest:full-path="Pictures/100002010000007900000052C3ABD75291172DAD.png" manifest:media-type="image/png"/>
  <manifest:file-entry manifest:full-path="Pictures/10000201000001140000008E2F41E54506138837.png" manifest:media-type="image/png"/>
  <manifest:file-entry manifest:full-path="Pictures/10000201000000DA0000004BD19D205C6DEE6865.png" manifest:media-type="image/png"/>
  <manifest:file-entry manifest:full-path="Pictures/10000201000000EE000000E89A65C1EFAF697341.png" manifest:media-type="image/png"/>
  <manifest:file-entry manifest:full-path="Pictures/10000201000000DA000000600695D69527D3F68B.png" manifest:media-type="image/png"/>
  <manifest:file-entry manifest:full-path="Pictures/10000201000000DA0000004E54F4587C6F22F70C.png" manifest:media-type="image/png"/>
  <manifest:file-entry manifest:full-path="Pictures/10000201000000DB0000004F66A573D87E9D96F4.png" manifest:media-type="image/png"/>
  <manifest:file-entry manifest:full-path="Pictures/10000201000000D40000011DA3F02A2DB53AD11C.png" manifest:media-type="image/png"/>
  <manifest:file-entry manifest:full-path="Pictures/1000020100000158000000C1FACAC5B5924CB28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3" style:family="table">
      <style:table-properties style:width="19.001cm" table:align="margins" fo:keep-with-next="auto" style:may-break-between-rows="true" table:border-model="collapsing"/>
    </style:style>
    <style:style style:name="Tabelle53.A" style:family="table-column">
      <style:table-column-properties style:column-width="19.001cm" style:rel-column-width="65535*"/>
    </style:style>
    <style:style style:name="Tabelle53.1" style:family="table-row">
      <style:table-row-properties fo:keep-together="auto"/>
    </style:style>
    <style:style style:name="Tabelle5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table:align="margins" fo:keep-with-next="auto" style:may-break-between-rows="true" table:border-model="collapsing"/>
    </style:style>
    <style:style style:name="Tabelle31.A" style:family="table-column">
      <style:table-column-properties style:column-width="19.001cm" style:rel-column-width="65535*"/>
    </style:style>
    <style:style style:name="Tabelle31.1" style:family="table-row">
      <style:table-row-properties fo:keep-together="auto"/>
    </style:style>
    <style:style style:name="Tabelle3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2" style:family="table">
      <style:table-properties style:width="19.001cm" table:align="margins" fo:keep-with-next="auto" style:may-break-between-rows="true" table:border-model="collapsing"/>
    </style:style>
    <style:style style:name="Tabelle32.A" style:family="table-column">
      <style:table-column-properties style:column-width="19.001cm" style:rel-column-width="65535*"/>
    </style:style>
    <style:style style:name="Tabelle32.1" style:family="table-row">
      <style:table-row-properties fo:keep-together="auto"/>
    </style:style>
    <style:style style:name="Tabelle3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5" style:family="table">
      <style:table-properties style:width="19.001cm" table:align="margins" fo:keep-with-next="auto" style:may-break-between-rows="true" table:border-model="collapsing"/>
    </style:style>
    <style:style style:name="Tabelle35.A" style:family="table-column">
      <style:table-column-properties style:column-width="19.001cm" style:rel-column-width="65535*"/>
    </style:style>
    <style:style style:name="Tabelle35.1" style:family="table-row">
      <style:table-row-properties fo:keep-together="auto"/>
    </style:style>
    <style:style style:name="Tabelle3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6" style:family="table">
      <style:table-properties style:width="19.001cm" table:align="margins" fo:keep-with-next="auto" style:may-break-between-rows="true" table:border-model="collapsing"/>
    </style:style>
    <style:style style:name="Tabelle36.A" style:family="table-column">
      <style:table-column-properties style:column-width="19.001cm" style:rel-column-width="65535*"/>
    </style:style>
    <style:style style:name="Tabelle36.1" style:family="table-row">
      <style:table-row-properties fo:keep-together="auto"/>
    </style:style>
    <style:style style:name="Tabelle3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8" style:family="table">
      <style:table-properties style:width="19.001cm" table:align="margins" fo:keep-with-next="auto" style:may-break-between-rows="true" table:border-model="collapsing"/>
    </style:style>
    <style:style style:name="Tabelle58.A" style:family="table-column">
      <style:table-column-properties style:column-width="19.001cm" style:rel-column-width="65535*"/>
    </style:style>
    <style:style style:name="Tabelle58.1" style:family="table-row">
      <style:table-row-properties fo:keep-together="auto"/>
    </style:style>
    <style:style style:name="Tabelle5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0" style:family="table">
      <style:table-properties style:width="19.001cm" table:align="margins" fo:keep-with-next="auto" style:may-break-between-rows="true" table:border-model="collapsing"/>
    </style:style>
    <style:style style:name="Tabelle60.A" style:family="table-column">
      <style:table-column-properties style:column-width="19.001cm" style:rel-column-width="65535*"/>
    </style:style>
    <style:style style:name="Tabelle60.1" style:family="table-row">
      <style:table-row-properties fo:keep-together="auto"/>
    </style:style>
    <style:style style:name="Tabelle60.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paragraph-rsid="00175654"/>
    </style:style>
    <style:style style:name="P3" style:family="paragraph" style:parent-style-name="Standard">
      <style:text-properties officeooo:rsid="002c9cb5" officeooo:paragraph-rsid="004310e9"/>
    </style:style>
    <style:style style:name="P4" style:family="paragraph" style:parent-style-name="Standard">
      <style:text-properties officeooo:rsid="0032ec8e" officeooo:paragraph-rsid="0035b79e"/>
    </style:style>
    <style:style style:name="P5" style:family="paragraph" style:parent-style-name="Standard">
      <style:text-properties officeooo:rsid="0032ec8e" officeooo:paragraph-rsid="00894224"/>
    </style:style>
    <style:style style:name="P6" style:family="paragraph" style:parent-style-name="Standard">
      <style:text-properties officeooo:rsid="0032ec8e" officeooo:paragraph-rsid="0032ec8e"/>
    </style:style>
    <style:style style:name="P7" style:family="paragraph" style:parent-style-name="Standard">
      <style:text-properties officeooo:paragraph-rsid="0035b79e"/>
    </style:style>
    <style:style style:name="P8" style:family="paragraph" style:parent-style-name="Standard">
      <style:text-properties officeooo:rsid="003aee65" officeooo:paragraph-rsid="003aee65"/>
    </style:style>
    <style:style style:name="P9" style:family="paragraph" style:parent-style-name="Standard">
      <style:text-properties officeooo:rsid="003aee65" officeooo:paragraph-rsid="003d7b8b"/>
    </style:style>
    <style:style style:name="P10" style:family="paragraph" style:parent-style-name="Standard">
      <style:text-properties officeooo:paragraph-rsid="003d7b8b"/>
    </style:style>
    <style:style style:name="P11" style:family="paragraph" style:parent-style-name="Standard">
      <style:text-properties officeooo:rsid="003d7b8b" officeooo:paragraph-rsid="003d7b8b"/>
    </style:style>
    <style:style style:name="P12" style:family="paragraph" style:parent-style-name="Standard">
      <style:text-properties officeooo:paragraph-rsid="003f7875"/>
    </style:style>
    <style:style style:name="P13" style:family="paragraph" style:parent-style-name="Standard">
      <style:text-properties officeooo:rsid="003f7875" officeooo:paragraph-rsid="003f7875"/>
    </style:style>
    <style:style style:name="P14" style:family="paragraph" style:parent-style-name="Standard">
      <style:text-properties officeooo:paragraph-rsid="00419531"/>
    </style:style>
    <style:style style:name="P15" style:family="paragraph" style:parent-style-name="Standard">
      <style:text-properties officeooo:rsid="0041b22e" officeooo:paragraph-rsid="0041b22e"/>
    </style:style>
    <style:style style:name="P16" style:family="paragraph" style:parent-style-name="Standard">
      <style:text-properties officeooo:rsid="004310e9" officeooo:paragraph-rsid="004310e9"/>
    </style:style>
    <style:style style:name="P17" style:family="paragraph" style:parent-style-name="Standard">
      <style:text-properties officeooo:paragraph-rsid="0044f94d"/>
    </style:style>
    <style:style style:name="P18" style:family="paragraph" style:parent-style-name="Standard">
      <style:text-properties officeooo:paragraph-rsid="0045b0d2"/>
    </style:style>
    <style:style style:name="P19" style:family="paragraph" style:parent-style-name="Standard">
      <style:text-properties officeooo:rsid="0045b0d2" officeooo:paragraph-rsid="0045b0d2"/>
    </style:style>
    <style:style style:name="P20" style:family="paragraph" style:parent-style-name="Standard">
      <style:text-properties officeooo:rsid="00486c9f" officeooo:paragraph-rsid="00486c9f"/>
    </style:style>
    <style:style style:name="P21" style:family="paragraph" style:parent-style-name="Standard">
      <style:text-properties officeooo:rsid="006adf96" officeooo:paragraph-rsid="006adf96"/>
    </style:style>
    <style:style style:name="P22" style:family="paragraph" style:parent-style-name="Standard">
      <style:text-properties officeooo:paragraph-rsid="007b2552"/>
    </style:style>
    <style:style style:name="P23" style:family="paragraph" style:parent-style-name="Standard">
      <style:text-properties officeooo:rsid="00894224" officeooo:paragraph-rsid="00894224"/>
    </style:style>
    <style:style style:name="P24" style:family="paragraph" style:parent-style-name="Standard">
      <style:text-properties officeooo:rsid="008c5e7d" officeooo:paragraph-rsid="008c5e7d"/>
    </style:style>
    <style:style style:name="P25" style:family="paragraph" style:parent-style-name="Standard">
      <style:text-properties officeooo:rsid="008af86f" officeooo:paragraph-rsid="003aee65"/>
    </style:style>
    <style:style style:name="P26" style:family="paragraph" style:parent-style-name="Standard">
      <style:text-properties officeooo:rsid="0044f94d" officeooo:paragraph-rsid="0044f94d"/>
    </style:style>
    <style:style style:name="P27" style:family="paragraph" style:parent-style-name="Standard">
      <style:text-properties officeooo:rsid="0093584d" officeooo:paragraph-rsid="003aee65"/>
    </style:style>
    <style:style style:name="P28" style:family="paragraph" style:parent-style-name="Footer">
      <style:paragraph-properties fo:text-align="center" style:justify-single-word="false"/>
    </style:style>
    <style:style style:name="P29" style:family="paragraph" style:parent-style-name="Text_20_body">
      <style:text-properties officeooo:rsid="002c9cb5" officeooo:paragraph-rsid="004310e9"/>
    </style:style>
    <style:style style:name="P30" style:family="paragraph" style:parent-style-name="Text_20_body">
      <style:text-properties officeooo:rsid="002c9cb5" officeooo:paragraph-rsid="008e8e91"/>
    </style:style>
    <style:style style:name="P31" style:family="paragraph" style:parent-style-name="Text_20_body">
      <style:text-properties officeooo:rsid="0038af22" officeooo:paragraph-rsid="0038af22"/>
    </style:style>
    <style:style style:name="P32" style:family="paragraph" style:parent-style-name="Text_20_body">
      <style:text-properties officeooo:rsid="0039df95" officeooo:paragraph-rsid="0039df95"/>
    </style:style>
    <style:style style:name="P33" style:family="paragraph" style:parent-style-name="Text_20_body">
      <style:text-properties officeooo:rsid="0039df95" officeooo:paragraph-rsid="007b2552"/>
    </style:style>
    <style:style style:name="P34" style:family="paragraph" style:parent-style-name="Text_20_body">
      <style:text-properties officeooo:rsid="003aee65" officeooo:paragraph-rsid="003aee65"/>
    </style:style>
    <style:style style:name="P35" style:family="paragraph" style:parent-style-name="Text_20_body">
      <style:text-properties officeooo:rsid="003aee65" officeooo:paragraph-rsid="007b2552"/>
    </style:style>
    <style:style style:name="P36" style:family="paragraph" style:parent-style-name="Text_20_body">
      <style:text-properties officeooo:rsid="003d7b8b" officeooo:paragraph-rsid="003d7b8b"/>
    </style:style>
    <style:style style:name="P37" style:family="paragraph" style:parent-style-name="Text_20_body">
      <style:text-properties officeooo:rsid="003d7b8b" officeooo:paragraph-rsid="003f7875"/>
    </style:style>
    <style:style style:name="P38" style:family="paragraph" style:parent-style-name="Text_20_body">
      <style:text-properties officeooo:rsid="003f7875" officeooo:paragraph-rsid="003f7875"/>
    </style:style>
    <style:style style:name="P39" style:family="paragraph" style:parent-style-name="Text_20_body">
      <style:text-properties officeooo:rsid="004229c6" officeooo:paragraph-rsid="004229c6"/>
    </style:style>
    <style:style style:name="P40" style:family="paragraph" style:parent-style-name="Text_20_body">
      <style:text-properties officeooo:rsid="0044f94d" officeooo:paragraph-rsid="0044f94d"/>
    </style:style>
    <style:style style:name="P41" style:family="paragraph" style:parent-style-name="Text_20_body">
      <style:text-properties officeooo:rsid="0044f94d" officeooo:paragraph-rsid="0090b6cf"/>
    </style:style>
    <style:style style:name="P42" style:family="paragraph" style:parent-style-name="Text_20_body">
      <style:text-properties officeooo:rsid="0045b0d2" officeooo:paragraph-rsid="0045b0d2"/>
    </style:style>
    <style:style style:name="P43" style:family="paragraph" style:parent-style-name="Text_20_body">
      <style:text-properties officeooo:rsid="0046c5f7" officeooo:paragraph-rsid="00486c9f"/>
    </style:style>
    <style:style style:name="P44" style:family="paragraph" style:parent-style-name="Text_20_body">
      <style:text-properties officeooo:rsid="00486c9f" officeooo:paragraph-rsid="00486c9f"/>
    </style:style>
    <style:style style:name="P45" style:family="paragraph" style:parent-style-name="Text_20_body">
      <style:text-properties officeooo:rsid="007b2552" officeooo:paragraph-rsid="007b2552"/>
    </style:style>
    <style:style style:name="P46" style:family="paragraph" style:parent-style-name="Text_20_body">
      <style:text-properties officeooo:rsid="007b2552" officeooo:paragraph-rsid="0090b6cf"/>
    </style:style>
    <style:style style:name="P47" style:family="paragraph" style:parent-style-name="Text_20_body">
      <style:text-properties officeooo:rsid="00765bd5" officeooo:paragraph-rsid="004beaf1"/>
    </style:style>
    <style:style style:name="P48" style:family="paragraph" style:parent-style-name="Text_20_body">
      <style:text-properties officeooo:rsid="008d5674" officeooo:paragraph-rsid="008d5674"/>
    </style:style>
    <style:style style:name="P49" style:family="paragraph" style:parent-style-name="Text_20_body">
      <style:text-properties officeooo:rsid="002e70c0" officeooo:paragraph-rsid="008d5674"/>
    </style:style>
    <style:style style:name="P50" style:family="paragraph" style:parent-style-name="Text_20_body">
      <style:text-properties officeooo:rsid="0090b6cf" officeooo:paragraph-rsid="0090b6cf"/>
    </style:style>
    <style:style style:name="P51" style:family="paragraph" style:parent-style-name="Text_20_body">
      <style:text-properties officeooo:rsid="00921e34" officeooo:paragraph-rsid="00921e34"/>
    </style:style>
    <style:style style:name="P52" style:family="paragraph" style:parent-style-name="Contents_20_1">
      <style:paragraph-properties>
        <style:tab-stops>
          <style:tab-stop style:position="19.001cm" style:type="right" style:leader-style="dotted" style:leader-text="."/>
        </style:tab-stops>
      </style:paragraph-properties>
    </style:style>
    <style:style style:name="P53" style:family="paragraph" style:parent-style-name="Contents_20_1">
      <style:paragraph-properties>
        <style:tab-stops>
          <style:tab-stop style:position="19.001cm" style:type="right" style:leader-style="dotted" style:leader-text="."/>
        </style:tab-stops>
      </style:paragraph-properties>
      <style:text-properties officeooo:paragraph-rsid="00175654"/>
    </style:style>
    <style:style style:name="P54" style:family="paragraph" style:parent-style-name="List_20_Contents">
      <style:paragraph-properties fo:margin-left="0cm" fo:margin-right="0cm" fo:text-indent="0cm" style:auto-text-indent="false"/>
    </style:style>
    <style:style style:name="P55" style:family="paragraph" style:parent-style-name="List_20_Contents">
      <style:paragraph-properties fo:margin-left="0cm" fo:margin-right="0cm" fo:text-indent="0cm" style:auto-text-indent="false"/>
      <style:text-properties officeooo:rsid="007b2552" officeooo:paragraph-rsid="007b2552"/>
    </style:style>
    <style:style style:name="P56" style:family="paragraph" style:parent-style-name="Contents_20_Heading">
      <style:text-properties officeooo:paragraph-rsid="00175654"/>
    </style:style>
    <style:style style:name="P57" style:family="paragraph" style:parent-style-name="Contents_20_2">
      <style:paragraph-properties>
        <style:tab-stops>
          <style:tab-stop style:position="18.501cm" style:type="right" style:leader-style="dotted" style:leader-text="."/>
        </style:tab-stops>
      </style:paragraph-properties>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Contents_20_4">
      <style:paragraph-properties>
        <style:tab-stops>
          <style:tab-stop style:position="17.503cm" style:type="right" style:leader-style="dotted" style:leader-text="."/>
        </style:tab-stops>
      </style:paragraph-properties>
    </style:style>
    <style:style style:name="P60" style:family="paragraph" style:parent-style-name="Standard" style:master-page-name="">
      <style:paragraph-properties style:page-number="auto" fo:break-before="auto" fo:break-after="auto"/>
      <style:text-properties officeooo:rsid="00258901" officeooo:paragraph-rsid="00894224"/>
    </style:style>
    <style:style style:name="P61" style:family="paragraph" style:parent-style-name="Contents_20_1">
      <style:paragraph-properties>
        <style:tab-stops>
          <style:tab-stop style:position="19.001cm" style:type="right" style:leader-style="dotted" style:leader-text="."/>
        </style:tab-stops>
      </style:paragraph-properties>
    </style:style>
    <style:style style:name="P62" style:family="paragraph" style:parent-style-name="Contents_20_2">
      <style:paragraph-properties>
        <style:tab-stops>
          <style:tab-stop style:position="18.501cm" style:type="right" style:leader-style="dotted" style:leader-text="."/>
        </style:tab-stops>
      </style:paragraph-properties>
    </style:style>
    <style:style style:name="P63" style:family="paragraph" style:parent-style-name="Contents_20_3">
      <style:paragraph-properties>
        <style:tab-stops>
          <style:tab-stop style:position="18.002cm" style:type="right" style:leader-style="dotted" style:leader-text="."/>
        </style:tab-stops>
      </style:paragraph-properties>
    </style:style>
    <style:style style:name="P64" style:family="paragraph" style:parent-style-name="Contents_20_4">
      <style:paragraph-properties>
        <style:tab-stops>
          <style:tab-stop style:position="17.503cm" style:type="right" style:leader-style="dotted" style:leader-text="."/>
        </style:tab-stops>
      </style:paragraph-properties>
    </style:style>
    <style:style style:name="P65" style:family="paragraph" style:parent-style-name="Heading_20_1">
      <style:paragraph-properties fo:margin-top="0cm" fo:margin-bottom="0cm" loext:contextual-spacing="false"/>
    </style:style>
    <style:style style:name="P66" style:family="paragraph" style:parent-style-name="Heading_20_1">
      <style:paragraph-properties fo:margin-top="0cm" fo:margin-bottom="0cm" loext:contextual-spacing="false"/>
      <style:text-properties style:font-name="Albany" fo:font-size="18.2000007629395pt" fo:font-weight="bold" officeooo:rsid="00894224" officeooo:paragraph-rsid="00894224" style:font-name-asian="Microsoft YaHei" style:font-size-asian="18.2000007629395pt" style:font-weight-asian="bold" style:font-name-complex="Mangal" style:font-size-complex="18.2000007629395pt" style:font-weight-complex="bold"/>
    </style:style>
    <style:style style:name="P67" style:family="paragraph" style:parent-style-name="Heading_20_1">
      <style:paragraph-properties fo:margin-top="0cm" fo:margin-bottom="0cm" loext:contextual-spacing="false"/>
      <style:text-properties officeooo:paragraph-rsid="0035b79e"/>
    </style:style>
    <style:style style:name="P68" style:family="paragraph" style:parent-style-name="Heading_20_1">
      <style:paragraph-properties fo:margin-top="0cm" fo:margin-bottom="0cm" loext:contextual-spacing="false"/>
      <style:text-properties officeooo:paragraph-rsid="003d7b8b"/>
    </style:style>
    <style:style style:name="P69" style:family="paragraph" style:parent-style-name="Heading_20_1">
      <style:paragraph-properties fo:margin-top="0cm" fo:margin-bottom="0cm" loext:contextual-spacing="false"/>
      <style:text-properties officeooo:paragraph-rsid="003f7875"/>
    </style:style>
    <style:style style:name="P70" style:family="paragraph" style:parent-style-name="Heading_20_1">
      <style:paragraph-properties fo:margin-top="0cm" fo:margin-bottom="0cm" loext:contextual-spacing="false"/>
      <style:text-properties officeooo:paragraph-rsid="0089aa48"/>
    </style:style>
    <style:style style:name="P71" style:family="paragraph" style:parent-style-name="Heading_20_1">
      <style:paragraph-properties fo:margin-top="0cm" fo:margin-bottom="0cm" loext:contextual-spacing="false"/>
      <style:text-properties officeooo:paragraph-rsid="00486c9f"/>
    </style:style>
    <style:style style:name="P72" style:family="paragraph" style:parent-style-name="Heading_20_3">
      <style:text-properties officeooo:paragraph-rsid="008af86f"/>
    </style:style>
    <style:style style:name="P73" style:family="paragraph" style:parent-style-name="Heading_20_3">
      <style:text-properties officeooo:paragraph-rsid="008e8e91"/>
    </style:style>
    <style:style style:name="P74" style:family="paragraph" style:parent-style-name="Heading_20_3">
      <style:text-properties officeooo:paragraph-rsid="004310e9"/>
    </style:style>
    <style:style style:name="P75" style:family="paragraph" style:parent-style-name="Standard">
      <style:text-properties officeooo:rsid="0046c5f7" officeooo:paragraph-rsid="0046c5f7"/>
    </style:style>
    <style:style style:name="P76" style:family="paragraph" style:parent-style-name="Text_20_body">
      <style:text-properties officeooo:rsid="0094fb11" officeooo:paragraph-rsid="0094fb11"/>
    </style:style>
    <style:style style:name="T1" style:family="text">
      <style:text-properties fo:font-size="10pt" officeooo:rsid="001a177c" style:font-size-asian="10pt" style:font-size-complex="10pt"/>
    </style:style>
    <style:style style:name="T2" style:family="text">
      <style:text-properties fo:font-size="10pt" officeooo:rsid="00861b1e" style:font-size-asian="10pt" style:font-size-complex="10pt"/>
    </style:style>
    <style:style style:name="T3" style:family="text">
      <style:text-properties fo:font-size="10pt" officeooo:rsid="0089aa48" style:font-size-asian="10pt" style:font-size-complex="10pt"/>
    </style:style>
    <style:style style:name="T4" style:family="text">
      <style:text-properties officeooo:rsid="002072b9"/>
    </style:style>
    <style:style style:name="T5" style:family="text">
      <style:text-properties officeooo:rsid="0038af22"/>
    </style:style>
    <style:style style:name="T6" style:family="text">
      <style:text-properties officeooo:rsid="003aee65"/>
    </style:style>
    <style:style style:name="T7" style:family="text">
      <style:text-properties officeooo:rsid="003d7b8b"/>
    </style:style>
    <style:style style:name="T8" style:family="text">
      <style:text-properties officeooo:rsid="00419531"/>
    </style:style>
    <style:style style:name="T9" style:family="text">
      <style:text-properties officeooo:rsid="0043e657"/>
    </style:style>
    <style:style style:name="T10" style:family="text">
      <style:text-properties officeooo:rsid="0046c5f7"/>
    </style:style>
    <style:style style:name="T11" style:family="text">
      <style:text-properties officeooo:rsid="0049ec90"/>
    </style:style>
    <style:style style:name="T12" style:family="text">
      <style:text-properties officeooo:rsid="006adf96"/>
    </style:style>
    <style:style style:name="T13" style:family="text">
      <style:text-properties officeooo:rsid="007b2552"/>
    </style:style>
    <style:style style:name="T14" style:family="text">
      <style:text-properties officeooo:rsid="0083d810"/>
    </style:style>
    <style:style style:name="T15" style:family="text">
      <style:text-properties officeooo:rsid="0089aa48"/>
    </style:style>
    <style:style style:name="T16" style:family="text">
      <style:text-properties style:font-name="Albany" fo:font-size="18.2000007629395pt" fo:font-weight="bold" officeooo:rsid="0089aa48"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6adf96"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083d810"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6.1000003814697pt" fo:font-weight="bold" officeooo:rsid="008aed28" style:font-name-asian="Microsoft YaHei" style:font-size-asian="16.1000003814697pt" style:font-weight-asian="bold" style:font-name-complex="Mangal" style:font-size-complex="16.1000003814697pt" style:font-weight-complex="bold"/>
    </style:style>
    <style:style style:name="T20" style:family="text">
      <style:text-properties officeooo:rsid="008aed28"/>
    </style:style>
    <style:style style:name="T21" style:family="text">
      <style:text-properties officeooo:rsid="008af86f"/>
    </style:style>
    <style:style style:name="T22" style:family="text">
      <style:text-properties officeooo:rsid="008d5674"/>
    </style:style>
    <style:style style:name="T23" style:family="text">
      <style:text-properties officeooo:rsid="00350c2e"/>
    </style:style>
    <style:style style:name="T24" style:family="text">
      <style:text-properties officeooo:rsid="00900f3a"/>
    </style:style>
    <style:style style:name="T25" style:family="text">
      <style:text-properties officeooo:rsid="0090b6cf"/>
    </style:style>
    <style:style style:name="T26" style:family="text">
      <style:text-properties style:font-name="Liberation Serif"/>
    </style:style>
    <style:style style:name="T27" style:family="text">
      <style:text-properties officeooo:rsid="00921e34"/>
    </style:style>
    <style:style style:name="T28" style:family="text">
      <style:text-properties officeooo:rsid="0094a798"/>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14.3.2 Editors - Movie Clip Editor - Sidebar - Tracking Mode - Track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3.2 Editors - Movie Clip Editor - Sidebar - Tracking Mode - Track tab</text:p>
          </text:index-title>
          <text:p text:style-name="P52"><text:a xlink:type="simple" xlink:href="#__RefHeading___Toc10545_3578871383" text:style-name="Index_20_Link" text:visited-style-name="Index_20_Link">Detailed Table of content<text:tab/>1</text:a></text:p>
          <text:p text:style-name="P52"><text:a xlink:type="simple" xlink:href="#__RefHeading___Toc2080_3062270218" text:style-name="Index_20_Link" text:visited-style-name="Index_20_Link">Preface<text:tab/>2</text:a></text:p>
          <text:p text:style-name="P52"><text:a xlink:type="simple" xlink:href="#__RefHeading___Toc26207_1985931739" text:style-name="Index_20_Link" text:visited-style-name="Index_20_Link">Track Tab - Track Panel<text:tab/>2</text:a></text:p>
          <text:p text:style-name="P52"><text:a xlink:type="simple" xlink:href="#__RefHeading___Toc8259_3585232671" text:style-name="Index_20_Link" text:visited-style-name="Index_20_Link">Track tab - Objects Panel<text:tab/>4</text:a></text:p>
          <text:p text:style-name="P52"><text:a xlink:type="simple" xlink:href="#__RefHeading___Toc8261_3585232671" text:style-name="Index_20_Link" text:visited-style-name="Index_20_Link">Track tab - Plane Track Panel<text:tab/>4</text:a></text:p>
          <text:p text:style-name="P52"><text:a xlink:type="simple" xlink:href="#__RefHeading___Toc8263_3585232671" text:style-name="Index_20_Link" text:visited-style-name="Index_20_Link">Track tab - Tracking Options Panel<text:tab/>5</text:a></text:p>
          <text:p text:style-name="P52"><text:a xlink:type="simple" xlink:href="#__RefHeading___Toc8410_1165801446" text:style-name="Index_20_Link" text:visited-style-name="Index_20_Link">Track tab - Camera Panel<text:tab/>7</text:a></text:p>
          <text:p text:style-name="P52"><text:a xlink:type="simple" xlink:href="#__RefHeading___Toc8412_1165801446" text:style-name="Index_20_Link" text:visited-style-name="Index_20_Link">Track tab - Lens Panel<text:tab/>7</text:a></text:p>
          <text:p text:style-name="P52"><text:a xlink:type="simple" xlink:href="#__RefHeading___Toc8804_2636062751" text:style-name="Index_20_Link" text:visited-style-name="Index_20_Link">Track tab - Marker Options Panel<text:tab/>8</text:a></text:p>
        </text:index-body>
      </text:table-of-content>
      <text:p text:style-name="P56"/>
      <table:table table:name="Tabelle18" table:style-name="Tabelle18">
        <table:table-column table:style-name="Tabelle18.A"/>
        <table:table-row>
          <table:table-cell table:style-name="Tabelle18.A1" office:value-type="string">
            <text:h text:style-name="P65" text:outline-level="1"><text:bookmark-start text:name="__RefHeading___Toc10545_3578871383"/>Detailed Table of content<text:bookmark-end text:name="__RefHeading___Toc10545_3578871383"/></text:h>
          </table:table-cell>
        </table:table-row>
      </table:table>
      <text:p text:style-name="Standard"/>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Detailed table of content</text:p>
          </text:index-title>
          <text:p text:style-name="P52"><text:a xlink:type="simple" xlink:href="#__RefHeading___Toc10545_3578871383" text:style-name="Index_20_Link" text:visited-style-name="Index_20_Link">Detailed Table of content<text:tab/>1</text:a></text:p>
          <text:p text:style-name="P52"><text:a xlink:type="simple" xlink:href="#__RefHeading___Toc2080_3062270218" text:style-name="Index_20_Link" text:visited-style-name="Index_20_Link">Preface<text:tab/>2</text:a></text:p>
          <text:p text:style-name="P52"><text:a xlink:type="simple" xlink:href="#__RefHeading___Toc26207_1985931739" text:style-name="Index_20_Link" text:visited-style-name="Index_20_Link">Track Tab - Track Panel<text:tab/>2</text:a></text:p>
          <text:p text:style-name="P57"><text:a xlink:type="simple" xlink:href="#__RefHeading___Toc8355_1165801446" text:style-name="Index_20_Link" text:visited-style-name="Index_20_Link">Edit Box<text:tab/>2</text:a></text:p>
          <text:p text:style-name="P58"><text:a xlink:type="simple" xlink:href="#__RefHeading___Toc8357_1165801446" text:style-name="Index_20_Link" text:visited-style-name="Index_20_Link">Enable<text:tab/>2</text:a></text:p>
          <text:p text:style-name="P58"><text:a xlink:type="simple" xlink:href="#__RefHeading___Toc8359_1165801446" text:style-name="Index_20_Link" text:visited-style-name="Index_20_Link">Lock<text:tab/>3</text:a></text:p>
          <text:p text:style-name="P57"><text:a xlink:type="simple" xlink:href="#__RefHeading___Toc8361_1165801446" text:style-name="Index_20_Link" text:visited-style-name="Index_20_Link">Track Scope<text:tab/>3</text:a></text:p>
          <text:p text:style-name="P57"><text:a xlink:type="simple" xlink:href="#__RefHeading___Toc8363_1165801446" text:style-name="Index_20_Link" text:visited-style-name="Index_20_Link">Color Settings<text:tab/>3</text:a></text:p>
          <text:p text:style-name="P58"><text:a xlink:type="simple" xlink:href="#__RefHeading___Toc8365_1165801446" text:style-name="Index_20_Link" text:visited-style-name="Index_20_Link">R, G, B<text:tab/>3</text:a></text:p>
          <text:p text:style-name="P58"><text:a xlink:type="simple" xlink:href="#__RefHeading___Toc8367_1165801446" text:style-name="Index_20_Link" text:visited-style-name="Index_20_Link">B/W<text:tab/>3</text:a></text:p>
          <text:p text:style-name="P58"><text:a xlink:type="simple" xlink:href="#__RefHeading___Toc8369_1165801446" text:style-name="Index_20_Link" text:visited-style-name="Index_20_Link">Alpha<text:tab/>3</text:a></text:p>
          <text:p text:style-name="P57"><text:a xlink:type="simple" xlink:href="#__RefHeading___Toc8371_1165801446" text:style-name="Index_20_Link" text:visited-style-name="Index_20_Link">Weight<text:tab/>3</text:a></text:p>
          <text:p text:style-name="P57"><text:a xlink:type="simple" xlink:href="#__RefHeading___Toc8373_1165801446" text:style-name="Index_20_Link" text:visited-style-name="Index_20_Link">Stab Weight<text:tab/>3</text:a></text:p>
          <text:p text:style-name="P57"><text:a xlink:type="simple" xlink:href="#__RefHeading___Toc8375_1165801446" text:style-name="Index_20_Link" text:visited-style-name="Index_20_Link">Average Error<text:tab/>3</text:a></text:p>
          <text:p text:style-name="P57"><text:a xlink:type="simple" xlink:href="#__RefHeading___Toc8377_1165801446" text:style-name="Index_20_Link" text:visited-style-name="Index_20_Link">Custom Color<text:tab/>4</text:a></text:p>
          <text:p text:style-name="P58"><text:a xlink:type="simple" xlink:href="#__RefHeading___Toc8379_1165801446" text:style-name="Index_20_Link" text:visited-style-name="Index_20_Link">Color Preset<text:tab/>4</text:a></text:p>
          <text:p text:style-name="P59"><text:a xlink:type="simple" xlink:href="#__RefHeading___Toc8381_1165801446" text:style-name="Index_20_Link" text:visited-style-name="Index_20_Link">Copy Color<text:tab/>4</text:a></text:p>
          <text:p text:style-name="P58"><text:a xlink:type="simple" xlink:href="#__RefHeading___Toc8385_1165801446" text:style-name="Index_20_Link" text:visited-style-name="Index_20_Link">Color<text:tab/>4</text:a></text:p>
          <text:p text:style-name="P52"><text:a xlink:type="simple" xlink:href="#__RefHeading___Toc8259_3585232671" text:style-name="Index_20_Link" text:visited-style-name="Index_20_Link">Track tab - Objects Panel<text:tab/>4</text:a></text:p>
          <text:p text:style-name="P57"><text:a xlink:type="simple" xlink:href="#__RefHeading___Toc8387_1165801446" text:style-name="Index_20_Link" text:visited-style-name="Index_20_Link">Add, Remove Tracking Object<text:tab/>4</text:a></text:p>
          <text:p text:style-name="P57"><text:a xlink:type="simple" xlink:href="#__RefHeading___Toc8389_1165801446" text:style-name="Index_20_Link" text:visited-style-name="Index_20_Link">Search Field<text:tab/>4</text:a></text:p>
          <text:p text:style-name="P52"><text:a xlink:type="simple" xlink:href="#__RefHeading___Toc8261_3585232671" text:style-name="Index_20_Link" text:visited-style-name="Index_20_Link">Track tab - Plane Track Panel<text:tab/>4</text:a></text:p>
          <text:p text:style-name="P57"><text:a xlink:type="simple" xlink:href="#__RefHeading___Toc8391_1165801446" text:style-name="Index_20_Link" text:visited-style-name="Index_20_Link">Name<text:tab/>5</text:a></text:p>
          <text:p text:style-name="P57"><text:a xlink:type="simple" xlink:href="#__RefHeading___Toc8393_1165801446" text:style-name="Index_20_Link" text:visited-style-name="Index_20_Link">Auto Keyframe<text:tab/>5</text:a></text:p>
          <text:p text:style-name="P57"><text:a xlink:type="simple" xlink:href="#__RefHeading___Toc8395_1165801446" text:style-name="Index_20_Link" text:visited-style-name="Index_20_Link">Image prop<text:tab/>5</text:a></text:p>
          <text:p text:style-name="P58"><text:a xlink:type="simple" xlink:href="#__RefHeading___Toc1059_2125228933" text:style-name="Index_20_Link" text:visited-style-name="Index_20_Link">Image browser<text:tab/>5</text:a></text:p>
          <text:p text:style-name="P58"><text:a xlink:type="simple" xlink:href="#__RefHeading___Toc1061_2125228933" text:style-name="Index_20_Link" text:visited-style-name="Index_20_Link">Edit Box<text:tab/>5</text:a></text:p>
          <text:p text:style-name="P58"><text:a xlink:type="simple" xlink:href="#__RefHeading___Toc1063_2125228933" text:style-name="Index_20_Link" text:visited-style-name="Index_20_Link">Fake User<text:tab/>5</text:a></text:p>
          <text:p text:style-name="P58"><text:a xlink:type="simple" xlink:href="#__RefHeading___Toc1065_2125228933" text:style-name="Index_20_Link" text:visited-style-name="Index_20_Link">New Image<text:tab/>5</text:a></text:p>
          <text:p text:style-name="P58"><text:a xlink:type="simple" xlink:href="#__RefHeading___Toc1067_2125228933" text:style-name="Index_20_Link" text:visited-style-name="Index_20_Link">Remove<text:tab/>5</text:a></text:p>
          <text:p text:style-name="P57"><text:a xlink:type="simple" xlink:href="#__RefHeading___Toc8397_1165801446" text:style-name="Index_20_Link" text:visited-style-name="Index_20_Link">Opacity<text:tab/>5</text:a></text:p>
          <text:p text:style-name="P52"><text:a xlink:type="simple" xlink:href="#__RefHeading___Toc8263_3585232671" text:style-name="Index_20_Link" text:visited-style-name="Index_20_Link">Track tab - Tracking Options Panel<text:tab/>5</text:a></text:p>
          <text:p text:style-name="P57"><text:a xlink:type="simple" xlink:href="#__RefHeading___Toc8399_1165801446" text:style-name="Index_20_Link" text:visited-style-name="Index_20_Link">Motion Model<text:tab/>6</text:a></text:p>
          <text:p text:style-name="P57"><text:soft-page-break/><text:a xlink:type="simple" xlink:href="#__RefHeading___Toc8401_1165801446" text:style-name="Index_20_Link" text:visited-style-name="Index_20_Link">Match<text:tab/>6</text:a></text:p>
          <text:p text:style-name="P57"><text:a xlink:type="simple" xlink:href="#__RefHeading___Toc8403_1165801446" text:style-name="Index_20_Link" text:visited-style-name="Index_20_Link">Prepass<text:tab/>6</text:a></text:p>
          <text:p text:style-name="P57"><text:a xlink:type="simple" xlink:href="#__RefHeading___Toc8405_1165801446" text:style-name="Index_20_Link" text:visited-style-name="Index_20_Link">Normalize<text:tab/>6</text:a></text:p>
          <text:p text:style-name="P57"><text:a xlink:type="simple" xlink:href="#__RefHeading___Toc1089_2125228933" text:style-name="Index_20_Link" text:visited-style-name="Index_20_Link">Tracking Options Extras<text:tab/>6</text:a></text:p>
          <text:p text:style-name="P58"><text:a xlink:type="simple" xlink:href="#__RefHeading___Toc1091_2125228933" text:style-name="Index_20_Link" text:visited-style-name="Index_20_Link">Correlation<text:tab/>6</text:a></text:p>
          <text:p text:style-name="P58"><text:a xlink:type="simple" xlink:href="#__RefHeading___Toc1093_2125228933" text:style-name="Index_20_Link" text:visited-style-name="Index_20_Link">Margin<text:tab/>6</text:a></text:p>
          <text:p text:style-name="P58"><text:a xlink:type="simple" xlink:href="#__RefHeading___Toc14549_25266354071" text:style-name="Index_20_Link" text:visited-style-name="Index_20_Link">Use Mask<text:tab/>6</text:a></text:p>
          <text:p text:style-name="P58"><text:a xlink:type="simple" xlink:href="#__RefHeading___Toc14553_25266354071" text:style-name="Index_20_Link" text:visited-style-name="Index_20_Link">Frames Limit<text:tab/>6</text:a></text:p>
          <text:p text:style-name="P58"><text:a xlink:type="simple" xlink:href="#__RefHeading___Toc8407_1165801446" text:style-name="Index_20_Link" text:visited-style-name="Index_20_Link">Speed<text:tab/>6</text:a></text:p>
          <text:p text:style-name="P52"><text:a xlink:type="simple" xlink:href="#__RefHeading___Toc8410_1165801446" text:style-name="Index_20_Link" text:visited-style-name="Index_20_Link">Track tab - Camera Panel<text:tab/>7</text:a></text:p>
          <text:p text:style-name="P57"><text:a xlink:type="simple" xlink:href="#__RefHeading___Toc9100_3771507539" text:style-name="Index_20_Link" text:visited-style-name="Index_20_Link">Presets<text:tab/>7</text:a></text:p>
          <text:p text:style-name="P58"><text:a xlink:type="simple" xlink:href="#__RefHeading___Toc9102_3771507539" text:style-name="Index_20_Link" text:visited-style-name="Index_20_Link">Add Camera Preset<text:tab/>7</text:a></text:p>
          <text:p text:style-name="P57"><text:a xlink:type="simple" xlink:href="#__RefHeading___Toc9104_3771507539" text:style-name="Index_20_Link" text:visited-style-name="Index_20_Link">Sensor Width<text:tab/>7</text:a></text:p>
          <text:p text:style-name="P58"><text:a xlink:type="simple" xlink:href="#__RefHeading___Toc23847_2906516367" text:style-name="Index_20_Link" text:visited-style-name="Index_20_Link">Pixel Aspect<text:tab/>7</text:a></text:p>
          <text:p text:style-name="P57"><text:a xlink:type="simple" xlink:href="#__RefHeading___Toc9106_3771507539" text:style-name="Index_20_Link" text:visited-style-name="Index_20_Link">Optical center<text:tab/>7</text:a></text:p>
          <text:p text:style-name="P57"><text:a xlink:type="simple" xlink:href="#__RefHeading___Toc1095_2125228933" text:style-name="Index_20_Link" text:visited-style-name="Index_20_Link">Set Center<text:tab/>7</text:a></text:p>
          <text:p text:style-name="P52"><text:a xlink:type="simple" xlink:href="#__RefHeading___Toc8412_1165801446" text:style-name="Index_20_Link" text:visited-style-name="Index_20_Link">Track tab - Lens Panel<text:tab/>7</text:a></text:p>
          <text:p text:style-name="P57"><text:a xlink:type="simple" xlink:href="#__RefHeading___Toc9110_3771507539" text:style-name="Index_20_Link" text:visited-style-name="Index_20_Link">Focal length<text:tab/>8</text:a></text:p>
          <text:p text:style-name="P57"><text:a xlink:type="simple" xlink:href="#__RefHeading___Toc1097_2125228933" text:style-name="Index_20_Link" text:visited-style-name="Index_20_Link">Units<text:tab/>8</text:a></text:p>
          <text:p text:style-name="P57"><text:a xlink:type="simple" xlink:href="#__RefHeading___Toc9112_3771507539" text:style-name="Index_20_Link" text:visited-style-name="Index_20_Link">Lens Distortion<text:tab/>8</text:a></text:p>
          <text:p text:style-name="P52"><text:a xlink:type="simple" xlink:href="#__RefHeading___Toc8804_2636062751" text:style-name="Index_20_Link" text:visited-style-name="Index_20_Link">Track tab - Marker Options Panel<text:tab/>8</text:a></text:p>
          <text:p text:style-name="P57"><text:a xlink:type="simple" xlink:href="#__RefHeading___Toc9136_3771507539" text:style-name="Index_20_Link" text:visited-style-name="Index_20_Link">Enabled<text:tab/>8</text:a></text:p>
          <text:p text:style-name="P57"><text:a xlink:type="simple" xlink:href="#__RefHeading___Toc9138_3771507539" text:style-name="Index_20_Link" text:visited-style-name="Index_20_Link">Position<text:tab/>8</text:a></text:p>
          <text:p text:style-name="P57"><text:a xlink:type="simple" xlink:href="#__RefHeading___Toc9140_3771507539" text:style-name="Index_20_Link" text:visited-style-name="Index_20_Link">Offset<text:tab/>8</text:a></text:p>
          <text:p text:style-name="P57"><text:a xlink:type="simple" xlink:href="#__RefHeading___Toc9142_3771507539" text:style-name="Index_20_Link" text:visited-style-name="Index_20_Link">Pattern Area<text:tab/>8</text:a></text:p>
          <text:p text:style-name="P57"><text:a xlink:type="simple" xlink:href="#__RefHeading___Toc9144_3771507539" text:style-name="Index_20_Link" text:visited-style-name="Index_20_Link">Search Area<text:tab/>9</text:a></text:p>
        </text:index-body>
      </text:table-of-content>
      <text:p text:style-name="P53"><text:a xlink:type="simple" xlink:href="#__RefHeading___Toc2169_1977965827" text:style-name="Index_20_Link" text:visited-style-name="Index_20_Link"/></text:p>
      <text:p text:style-name="P2"/>
      <text:p text:style-name="P60"/>
      <table:table table:name="Tabelle1" table:style-name="Tabelle1">
        <table:table-column table:style-name="Tabelle1.A"/>
        <table:table-row table:style-name="Tabelle1.1">
          <table:table-cell table:style-name="Tabelle1.A1" office:value-type="string">
            <text:h text:style-name="P66" text:outline-level="1"><text:bookmark-start text:name="__RefHeading___Toc2080_3062270218"/>Preface<text:bookmark-end text:name="__RefHeading___Toc2080_3062270218"/></text:h>
          </table:table-cell>
        </table:table-row>
      </table:table>
      <text:p text:style-name="P5"/>
      <text:p text:style-name="P23">Note that the correct mode is Tracking Mode in Clip View. In Graph and Dopesheet View there is no sidebar.</text:p>
      <text:p text:style-name="P23"/>
      <text:p text:style-name="P23">Note also that some panels exists in both modes, tracking and masking. They have sometimes different content though. And so we will cover them in both chapters, in tracking mode and in mask mode.</text:p>
      <text:p text:style-name="P6"/>
      <text:p text:style-name="P4"/>
      <table:table table:name="Tabelle53" table:style-name="Tabelle53">
        <table:table-column table:style-name="Tabelle53.A"/>
        <table:table-row table:style-name="Tabelle53.1">
          <table:table-cell table:style-name="Tabelle53.A1" office:value-type="string">
            <text:h text:style-name="P67" text:outline-level="1"><text:bookmark-start text:name="__RefHeading___Toc26207_1985931739"/>Track<text:span text:style-name="T16"> Tab</text:span><text:span text:style-name="T15"> - Track Panel</text:span><text:bookmark-end text:name="__RefHeading___Toc26207_1985931739"/></text:h>
          </table:table-cell>
        </table:table-row>
      </table:table>
      <text:p text:style-name="P7"><draw:frame draw:style-name="fr3" draw:name="Bild116" text:anchor-type="paragraph" svg:width="3.81cm" svg:height="5.519cm" draw:z-index="0"><draw:image xlink:href="Pictures/10000201000000E100000146FC47C416C22EF795.png" xlink:type="simple" xlink:show="embed" xlink:actuate="onLoad" loext:mime-type="image/png"/></draw:frame></text:p>
      <text:p text:style-name="P22"><text:span text:style-name="T5">Marker settings for the currently selected marker.</text:span><text:line-break/></text:p>
      <text:h text:style-name="Heading_20_2" text:outline-level="2"><text:bookmark-start text:name="__RefHeading___Toc8355_1165801446"/>Edit Box<text:bookmark-end text:name="__RefHeading___Toc8355_1165801446"/></text:h>
      <text:p text:style-name="P31">Read and edit the name of the currently selected marker.</text:p>
      <text:h text:style-name="Heading_20_3" text:outline-level="3"><text:bookmark-start text:name="__RefHeading___Toc8357_1165801446"/>Enable<text:bookmark-end text:name="__RefHeading___Toc8357_1165801446"/></text:h>
      <text:p text:style-name="P31">Enable the currently selected marker.</text:p>
      <text:h text:style-name="Heading_20_3" text:outline-level="3"><text:bookmark-start text:name="__RefHeading___Toc8359_1165801446"/><text:soft-page-break/>Lock<text:bookmark-end text:name="__RefHeading___Toc8359_1165801446"/></text:h>
      <text:p text:style-name="P31">Lock the currently selected marker.</text:p>
      <text:h text:style-name="Heading_20_2" text:outline-level="2"><text:bookmark-start text:name="__RefHeading___Toc8361_1165801446"/>Track Scope<text:bookmark-end text:name="__RefHeading___Toc8361_1165801446"/></text:h>
      <text:p text:style-name="P31"><draw:frame draw:style-name="fr2" draw:name="Bild3" text:anchor-type="paragraph" svg:y="0.044cm" svg:width="5.099cm" svg:height="3.009cm" draw:z-index="1"><draw:image xlink:href="Pictures/1000020100000121000000ABF2F16C029FDEDF64.png" xlink:type="simple" xlink:show="embed" xlink:actuate="onLoad" loext:mime-type="image/png"/></draw:frame>This is a preview <text:span text:style-name="T6">image </text:span>and fine tune window for the currently selected marker. The fade cross stays always in the center, but you can move the image with the left mouse. This automatically records the changed position, and inserts a keyframe at the current position if necessary.</text:p>
      <text:p text:style-name="P32">You can pull it vertically bigger by pulling at the handler below the image. And horizontally bigger by pulling out the properties sidebar.</text:p>
      <text:p text:style-name="P33">If an anchor is used (the position in the image which is tracking is different from the position which is used for parenting), a preview widget will display the area around the anchor position. </text:p>
      <text:p text:style-name="Horizontal_20_Line"/>
      <text:h text:style-name="Heading_20_2" text:outline-level="2"><text:bookmark-start text:name="__RefHeading___Toc8363_1165801446"/>Color Settings<text:bookmark-end text:name="__RefHeading___Toc8363_1165801446"/></text:h>
      <text:h text:style-name="Heading_20_3" text:outline-level="3"><draw:frame draw:style-name="fr6" draw:name="Bild21" text:anchor-type="paragraph" svg:width="5.68cm" svg:height="0.988cm" draw:z-index="2"><draw:image xlink:href="Pictures/10000201000000A10000001C2A19E7DCE8AB5EB0.png" xlink:type="simple" xlink:show="embed" xlink:actuate="onLoad" loext:mime-type="image/png"/></draw:frame><text:bookmark-start text:name="__RefHeading___Toc8365_1165801446"/>R, G, B<text:bookmark-end text:name="__RefHeading___Toc8365_1165801446"/></text:h>
      <text:p text:style-name="P32"><text:span text:style-name="T6">Use </text:span>red, green and blue color <text:span text:style-name="T6">in the preview image.</text:span></text:p>
      <text:h text:style-name="Heading_20_3" text:outline-level="3"><text:bookmark-start text:name="__RefHeading___Toc8367_1165801446"/>B/W<text:bookmark-end text:name="__RefHeading___Toc8367_1165801446"/></text:h>
      <text:p text:style-name="P32">Use a greyscale preview image.</text:p>
      <text:h text:style-name="Heading_20_3" text:outline-level="3"><text:bookmark-start text:name="__RefHeading___Toc8369_1165801446"/>Alpha<text:bookmark-end text:name="__RefHeading___Toc8369_1165801446"/></text:h>
      <text:p text:style-name="P32">Use existing alpha channel for preview image.</text:p>
      <text:p text:style-name="Horizontal_20_Line"/>
      <text:h text:style-name="Heading_20_2" text:outline-level="2"><text:bookmark-start text:name="__RefHeading___Toc8371_1165801446"/>Weight<text:bookmark-end text:name="__RefHeading___Toc8371_1165801446"/></text:h>
      <text:p text:style-name="P35">The influence of this track to the final solution.<text:span text:style-name="T13"> Altering the weights of problem tracking markers can correct or greatly reduce undesirable jumps. This parameter can be animated.</text:span></text:p>
      <text:h text:style-name="Heading_20_2" text:outline-level="2"><text:bookmark-start text:name="__RefHeading___Toc8373_1165801446"/>Stab Weight<text:bookmark-end text:name="__RefHeading___Toc8373_1165801446"/></text:h>
      <text:p text:style-name="P34"><text:span text:style-name="T20">Stabilization weight. </text:span>The influence of this track on 2D stabilization.</text:p>
      <text:p text:style-name="Horizontal_20_Line"/>
      <text:h text:style-name="Heading_20_2" text:outline-level="2"><text:bookmark-start text:name="__RefHeading___Toc8375_1165801446"/>Average Error<text:bookmark-end text:name="__RefHeading___Toc8375_1165801446"/></text:h>
      <text:p text:style-name="P8">The average error of this marker.</text:p>
      <text:p text:style-name="Horizontal_20_Line"/>
      <text:h text:style-name="Heading_20_2" text:outline-level="2"><draw:frame draw:style-name="fr2" draw:name="Bild22" text:anchor-type="paragraph" svg:y="0.88cm" svg:width="2.84cm" svg:height="1.109cm" draw:z-index="3"><draw:image xlink:href="Pictures/10000201000000A10000003FAC1551392C0057DD.png" xlink:type="simple" xlink:show="embed" xlink:actuate="onLoad" loext:mime-type="image/png"/></draw:frame><text:bookmark-start text:name="__RefHeading___Toc8377_1165801446"/><text:soft-page-break/><text:span text:style-name="T19">Custom</text:span> Color<text:bookmark-end text:name="__RefHeading___Toc8377_1165801446"/></text:h>
      <text:p text:style-name="P27">Give the markers different colors. This also affects the list of markers in Dope sheet view.</text:p>
      <text:p text:style-name="P7"/>
      <text:h text:style-name="Heading_20_3" text:outline-level="3"><draw:frame draw:style-name="fr5" draw:name="Bild23" text:anchor-type="paragraph" svg:x="0.3cm" svg:y="0.517cm" svg:width="5.89cm" svg:height="1.76cm" draw:z-index="4"><draw:image xlink:href="Pictures/100002010000015C0000006840B3A4523D5201EE.png" xlink:type="simple" xlink:show="embed" xlink:actuate="onLoad" loext:mime-type="image/png"/></draw:frame><draw:frame draw:style-name="fr5" draw:name="Bild1" text:anchor-type="paragraph" svg:x="7.311cm" svg:y="0.48cm" svg:width="4.971cm" svg:height="2.859cm" draw:z-index="23"><draw:image xlink:href="Pictures/100002010000011A000000A1962DD46CB6E500B8.png" xlink:type="simple" xlink:show="embed" xlink:actuate="onLoad" loext:mime-type="image/png"/></draw:frame></text:h>
      <text:h text:style-name="Heading_20_3" text:outline-level="3"><draw:frame draw:style-name="fr2" draw:name="Bild24" text:anchor-type="paragraph" svg:y="0.007cm" svg:width="3.671cm" svg:height="3.401cm" draw:z-index="5"><draw:image xlink:href="Pictures/10000201000000D9000000C930DB47E79EEC7904.png" xlink:type="simple" xlink:show="embed" xlink:actuate="onLoad" loext:mime-type="image/png"/></draw:frame><text:bookmark-start text:name="__RefHeading___Toc8379_1165801446"/>Color Preset<text:bookmark-end text:name="__RefHeading___Toc8379_1165801446"/></text:h>
      <text:p text:style-name="P34">A dropdown box <text:span text:style-name="T28">to c</text:span>hoose between some predefined colors.</text:p>
      <text:p text:style-name="P34"/>
      <text:h text:style-name="Heading_20_4" text:outline-level="4"><text:bookmark-start text:name="__RefHeading___Toc8381_1165801446"/>Copy<text:span text:style-name="T21"> Color</text:span><text:bookmark-end text:name="__RefHeading___Toc8381_1165801446"/></text:h>
      <text:p text:style-name="P34">Copy the color of the currently chosen preset.</text:p>
      <text:h text:style-name="P72" text:outline-level="3"><draw:frame draw:style-name="fr2" draw:name="Bild27" text:anchor-type="paragraph" svg:y="-0.183cm" svg:width="3.3cm" svg:height="3.251cm" draw:z-index="6"><draw:image xlink:href="Pictures/1000020100000138000001336E4B9459E41A8F82.png" xlink:type="simple" xlink:show="embed" xlink:actuate="onLoad" loext:mime-type="image/png"/></draw:frame><text:bookmark-start text:name="__RefHeading___Toc8385_1165801446"/>Color<text:bookmark-end text:name="__RefHeading___Toc8385_1165801446"/></text:h>
      <text:p text:style-name="P25">When you tick custom color then a color field will appear below. It displays the current custom color, and allows you to change the color by clicking at it. A color picker will appear.</text:p>
      <text:p text:style-name="P8"/>
      <text:p text:style-name="P9"/>
      <text:p text:style-name="P9"/>
      <table:table table:name="Tabelle31" table:style-name="Tabelle31">
        <table:table-column table:style-name="Tabelle31.A"/>
        <table:table-row table:style-name="Tabelle31.1">
          <table:table-cell table:style-name="Tabelle31.A1" office:value-type="string">
            <text:h text:style-name="P68" text:outline-level="1"><text:bookmark-start text:name="__RefHeading___Toc8259_3585232671"/><text:span text:style-name="T17">T</text:span><text:span text:style-name="T16">rack tab</text:span> <text:span text:style-name="T14">- Objects Panel</text:span><text:bookmark-end text:name="__RefHeading___Toc8259_3585232671"/></text:h>
          </table:table-cell>
        </table:table-row>
      </table:table>
      <text:p text:style-name="P10"/>
      <text:p text:style-name="P21"><draw:frame draw:style-name="fr3" draw:name="Bild52" text:anchor-type="paragraph" svg:width="4.339cm" svg:height="1.431cm" draw:z-index="7"><draw:image xlink:href="Pictures/10000201000000F600000051862AECCA021A25EB.png" xlink:type="simple" xlink:show="embed" xlink:actuate="onLoad" loext:mime-type="image/png"/></draw:frame>This content shows in Tracking Mode and Masking mode. </text:p>
      <text:p text:style-name="P21"/>
      <text:p text:style-name="P11">A list of the tracked objects. Usually the camera. But you can track every other object too.</text:p>
      <text:p text:style-name="P11"/>
      <text:h text:style-name="Heading_20_2" text:outline-level="2"><text:bookmark-start text:name="__RefHeading___Toc8387_1165801446"/>Add, Remove<text:span text:style-name="T7"> Tracking Object</text:span><text:bookmark-end text:name="__RefHeading___Toc8387_1165801446"/></text:h>
      <text:p text:style-name="P36">The plus and minus buttons at the right allows you to add new objects to the list, or to remove existing objects from the list.</text:p>
      <text:h text:style-name="Heading_20_2" text:outline-level="2"><draw:frame draw:style-name="fr2" draw:name="Bild53" text:anchor-type="paragraph" svg:y="0.796cm" svg:width="3.6cm" svg:height="0.9cm" draw:z-index="8"><draw:image xlink:href="Pictures/10000201000000CC0000003364669A2A2D3FBE6D.png" xlink:type="simple" xlink:show="embed" xlink:actuate="onLoad" loext:mime-type="image/png"/></draw:frame><text:bookmark-start text:name="__RefHeading___Toc8389_1165801446"/>Search Field<text:bookmark-end text:name="__RefHeading___Toc8389_1165801446"/></text:h>
      <text:p text:style-name="P36">The list field contains a hidden search field. Click at the little + button down left to reveal it.</text:p>
      <text:p text:style-name="P37"/>
      <table:table table:name="Tabelle32" table:style-name="Tabelle32">
        <table:table-column table:style-name="Tabelle32.A"/>
        <table:table-row table:style-name="Tabelle32.1">
          <table:table-cell table:style-name="Tabelle32.A1" office:value-type="string">
            <text:h text:style-name="P69" text:outline-level="1"><text:bookmark-start text:name="__RefHeading___Toc8261_3585232671"/>Track<text:span text:style-name="T16"> tab</text:span> <text:span text:style-name="T14">- Plane Track Panel</text:span><text:bookmark-end text:name="__RefHeading___Toc8261_3585232671"/></text:h>
          </table:table-cell>
        </table:table-row>
      </table:table>
      <text:p text:style-name="P12"><text:soft-page-break/></text:p>
      <text:p text:style-name="P13"><draw:frame draw:style-name="fr2" draw:name="Bild54" text:anchor-type="paragraph" svg:y="0.134cm" svg:width="3.42cm" svg:height="2.3cm" draw:z-index="9"><draw:image xlink:href="Pictures/10000201000000CA000000881A2A5BCCBFE64540.png" xlink:type="simple" xlink:show="embed" xlink:actuate="onLoad" loext:mime-type="image/png"/></draw:frame>This content is just active<text:span text:style-name="T12"> and visible</text:span> when you have a Plane track in your footage.</text:p>
      <text:p text:style-name="P13"/>
      <text:p text:style-name="P24">See also in the Tool shelf in the Solve tab in the Plane Track panel.</text:p>
      <text:p text:style-name="P13"/>
      <text:h text:style-name="Heading_20_2" text:outline-level="2"><text:bookmark-start text:name="__RefHeading___Toc8391_1165801446"/>Name<text:bookmark-end text:name="__RefHeading___Toc8391_1165801446"/></text:h>
      <text:p text:style-name="P38">The name of the Plane track<text:span text:style-name="T8">.</text:span></text:p>
      <text:h text:style-name="Heading_20_2" text:outline-level="2"><text:bookmark-start text:name="__RefHeading___Toc8393_1165801446"/>Auto Keyframe<text:bookmark-end text:name="__RefHeading___Toc8393_1165801446"/></text:h>
      <text:p text:style-name="P38">Use Auto Keyframe when moving plane track corners.</text:p>
      <text:h text:style-name="Heading_20_2" text:outline-level="2"><draw:frame draw:style-name="fr2" draw:name="Bild55" text:anchor-type="paragraph" svg:y="0.914cm" svg:width="4.3cm" svg:height="4.47cm" draw:z-index="10"><draw:image xlink:href="Pictures/10000201000000FE00000108A7F05A38A8CFA093.png" xlink:type="simple" xlink:show="embed" xlink:actuate="onLoad" loext:mime-type="image/png"/></draw:frame><text:bookmark-start text:name="__RefHeading___Toc8395_1165801446"/>Image<text:span text:style-name="T22"> prop</text:span><text:bookmark-end text:name="__RefHeading___Toc8395_1165801446"/></text:h>
      <text:h text:style-name="Heading_20_3" text:outline-level="3"><text:bookmark-start text:name="__RefHeading___Toc1059_2125228933"/>Image browser<text:bookmark-end text:name="__RefHeading___Toc1059_2125228933"/></text:h>
      <text:p text:style-name="P38">See and load images or movies that you want to display inside of the Plane track. Note that this image needs to exist already so that it gets displayed in the list. As a image node for example.</text:p>
      <text:h text:style-name="Heading_20_3" text:outline-level="3"><text:bookmark-start text:name="__RefHeading___Toc1061_2125228933"/>Edit Box<text:bookmark-end text:name="__RefHeading___Toc1061_2125228933"/></text:h>
      <text:p text:style-name="P48">The name of the current active image or movie. Click at it to change the name.</text:p>
      <text:h text:style-name="Heading_20_3" text:outline-level="3"><text:bookmark-start text:name="__RefHeading___Toc1063_2125228933"/>Fake User<text:bookmark-end text:name="__RefHeading___Toc1063_2125228933"/></text:h>
      <text:p text:style-name="P49">Wit this button you assign a fake user to this selected <text:span text:style-name="T23">mask</text:span>.<text:span text:style-name="T23"> Masks gets created with a fake user already. Means when you save the scene and reopen it, then this mask will still be there.</text:span></text:p>
      <text:p text:style-name="P49">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Heading_20_3" text:outline-level="3"><text:bookmark-start text:name="__RefHeading___Toc1065_2125228933"/>New Image<text:bookmark-end text:name="__RefHeading___Toc1065_2125228933"/></text:h>
      <text:p text:style-name="P48">Calls a file browser <text:span text:style-name="T28">to c</text:span>hoose a image or movie.</text:p>
      <text:h text:style-name="Heading_20_3" text:outline-level="3"><text:bookmark-start text:name="__RefHeading___Toc1067_2125228933"/>Remove<text:bookmark-end text:name="__RefHeading___Toc1067_2125228933"/></text:h>
      <text:p text:style-name="P48">Removes the current active image or movie. It is still in the Image browser though. To delete it completely you can use the Purge command in the File menu in the Cleanup submenu. See also Fake User.</text:p>
      <text:h text:style-name="Heading_20_2" text:outline-level="2"><text:bookmark-start text:name="__RefHeading___Toc8397_1165801446"/>Opacity<text:bookmark-end text:name="__RefHeading___Toc8397_1165801446"/></text:h>
      <text:p text:style-name="P38">The opacity of the image or movie.</text:p>
      <text:p text:style-name="P14"/>
      <table:table table:name="Tabelle35" table:style-name="Tabelle35">
        <table:table-column table:style-name="Tabelle35.A"/>
        <table:table-row table:style-name="Tabelle35.1">
          <table:table-cell table:style-name="Tabelle35.A1" office:value-type="string">
            <text:h text:style-name="P70" text:outline-level="1"><text:bookmark-start text:name="__RefHeading___Toc8263_3585232671"/><text:span text:style-name="T14">Track</text:span><text:span text:style-name="T16"> tab </text:span><text:span text:style-name="T14">- Tracking </text:span><text:span text:style-name="T18">O</text:span><text:span text:style-name="T16">ptions</text:span><text:span text:style-name="T14"> Panel</text:span><text:bookmark-end text:name="__RefHeading___Toc8263_3585232671"/></text:h>
          </table:table-cell>
        </table:table-row>
      </table:table>
      <text:p text:style-name="P14"/>
      <text:p text:style-name="P15"><draw:frame draw:style-name="fr2" draw:name="Bild56" text:anchor-type="paragraph" svg:y="0.014cm" svg:width="3.829cm" svg:height="2.739cm" draw:z-index="11"><draw:image xlink:href="Pictures/10000201000000E2000000A28E2C880511FC0A23.png" xlink:type="simple" xlink:show="embed" xlink:actuate="onLoad" loext:mime-type="image/png"/></draw:frame><text:soft-page-break/>This content is visible when you have at least one of the markers selected.</text:p>
      <text:p text:style-name="P15"/>
      <text:p text:style-name="P15"/>
      <text:p text:style-name="P15"/>
      <text:p text:style-name="P12"/>
      <text:h text:style-name="Heading_20_2" text:outline-level="2"><draw:frame draw:style-name="fr2" draw:name="Bild57" text:anchor-type="paragraph" svg:y="0.58cm" svg:width="2.17cm" svg:height="2.88cm" draw:z-index="12"><draw:image xlink:href="Pictures/1000020100000080000000AA796C871F9887B4CE.png" xlink:type="simple" xlink:show="embed" xlink:actuate="onLoad" loext:mime-type="image/png"/></draw:frame><text:bookmark-start text:name="__RefHeading___Toc8399_1165801446"/>Motion Model<text:bookmark-end text:name="__RefHeading___Toc8399_1165801446"/></text:h>
      <text:p text:style-name="P39">Choose the motion model for the marker.</text:p>
      <text:p text:style-name="P39"/>
      <text:p text:style-name="P39"/>
      <text:h text:style-name="Heading_20_2" text:outline-level="2"><draw:frame draw:style-name="fr2" draw:name="Bild58" text:anchor-type="paragraph" svg:y="0.572cm" svg:width="2.131cm" svg:height="1.341cm" draw:z-index="13"><draw:image xlink:href="Pictures/100002010000007E0000004F2C1AA8E45E6D3D1B.png" xlink:type="simple" xlink:show="embed" xlink:actuate="onLoad" loext:mime-type="image/png"/></draw:frame><text:bookmark-start text:name="__RefHeading___Toc8401_1165801446"/>Match<text:bookmark-end text:name="__RefHeading___Toc8401_1165801446"/></text:h>
      <text:p text:style-name="P39">Choose the pattern match method.</text:p>
      <text:h text:style-name="Heading_20_2" text:outline-level="2"><text:bookmark-start text:name="__RefHeading___Toc8403_1165801446"/>Prepass<text:bookmark-end text:name="__RefHeading___Toc8403_1165801446"/></text:h>
      <text:p text:style-name="P39">Use a brute-force translation only pre-track before refinement.</text:p>
      <text:h text:style-name="Heading_20_2" text:outline-level="2"><text:bookmark-start text:name="__RefHeading___Toc8405_1165801446"/>Normalize<text:bookmark-end text:name="__RefHeading___Toc8405_1165801446"/></text:h>
      <text:p text:style-name="P39">Normalize light intensities while tracking.</text:p>
      <text:h text:style-name="Heading_20_2" text:outline-level="2"><text:bookmark-start text:name="__RefHeading___Toc1089_2125228933"/>Tracking Options Extras<text:bookmark-end text:name="__RefHeading___Toc1089_2125228933"/></text:h>
      <text:p text:style-name="P29"><draw:frame draw:style-name="fr2" draw:name="Bild59" text:anchor-type="paragraph" svg:y="-0.122cm" svg:width="3.42cm" svg:height="2.589cm" draw:z-index="14"><draw:image xlink:href="Pictures/10000201000000CA00000099676C2466277BCC08.png" xlink:type="simple" xlink:show="embed" xlink:actuate="onLoad" loext:mime-type="image/png"/></draw:frame>A sub menu that contains some not so often used settings.</text:p>
      <text:h text:style-name="P73" text:outline-level="3"><text:bookmark-start text:name="__RefHeading___Toc1091_2125228933"/>Correlation<text:bookmark-end text:name="__RefHeading___Toc1091_2125228933"/></text:h>
      <text:p text:style-name="P30">Default minimum value of correlation between matched pattern and reference that is still treated as successful tracking.</text:p>
      <text:h text:style-name="P73" text:outline-level="3"><text:bookmark-start text:name="__RefHeading___Toc1093_2125228933"/>Margin<text:bookmark-end text:name="__RefHeading___Toc1093_2125228933"/></text:h>
      <text:p text:style-name="P30">Default distance from image boundary at which markers stops tracking.</text:p>
      <text:h text:style-name="P74" text:outline-level="3"><text:bookmark-start text:name="__RefHeading___Toc14549_25266354071"/>Use Mask<text:bookmark-end text:name="__RefHeading___Toc14549_25266354071"/></text:h>
      <text:p text:style-name="P3">Use a Grease Pencil data block as a mask.</text:p>
      <text:h text:style-name="P74" text:outline-level="3"><text:bookmark-start text:name="__RefHeading___Toc14553_25266354071"/>Frames Limit<text:bookmark-end text:name="__RefHeading___Toc14553_25266354071"/></text:h>
      <text:p text:style-name="P29">In every tracking cycle the numbers of given frames are tracked.</text:p>
      <text:h text:style-name="Heading_20_3" text:outline-level="3"><draw:frame draw:style-name="fr2" draw:name="Bild71" text:anchor-type="paragraph" svg:y="0.245cm" svg:width="1.91cm" svg:height="2.491cm" draw:z-index="15"><draw:image xlink:href="Pictures/10000201000000710000009323CBD3413E743F79.png" xlink:type="simple" xlink:show="embed" xlink:actuate="onLoad" loext:mime-type="image/png"/></draw:frame><text:bookmark-start text:name="__RefHeading___Toc8407_1165801446"/>Speed<text:bookmark-end text:name="__RefHeading___Toc8407_1165801446"/></text:h>
      <text:p text:style-name="P16">A drop down box <text:span text:style-name="T28">to c</text:span>hoose the tracking speed.<text:span text:style-name="T9"> This is just a preview feature. The tracking quality is not affected.</text:span></text:p>
      <text:p text:style-name="P16"/>
      <text:p text:style-name="P12"/>
      <text:p text:style-name="P17"/>
      <table:table table:name="Tabelle36" table:style-name="Tabelle36">
        <table:table-column table:style-name="Tabelle36.A"/>
        <text:soft-page-break/>
        <table:table-row table:style-name="Tabelle36.1">
          <table:table-cell table:style-name="Tabelle36.A1" office:value-type="string">
            <text:h text:style-name="P70" text:outline-level="1"><text:bookmark-start text:name="__RefHeading___Toc8410_1165801446"/><text:span text:style-name="T4">Track</text:span><text:span text:style-name="T16"> tab</text:span><text:span text:style-name="T4"> - Camera Panel</text:span><text:bookmark-end text:name="__RefHeading___Toc8410_1165801446"/></text:h>
          </table:table-cell>
        </table:table-row>
      </table:table>
      <text:p text:style-name="P17"/>
      <text:p text:style-name="P17"><draw:frame draw:style-name="fr3" draw:name="Bild72" text:anchor-type="paragraph" svg:width="3.45cm" svg:height="2.54cm" draw:z-index="16"><draw:image xlink:href="Pictures/10000201000000CC00000096CC76422CBCAA6EA7.png" xlink:type="simple" xlink:show="embed" xlink:actuate="onLoad" loext:mime-type="image/png"/></draw:frame></text:p>
      <text:p text:style-name="P26">The settings for the camera with which you have recorded the footage movie. Every camera has some specific settings. And this needs to be calculated too to match the footage to the 3D content.</text:p>
      <text:p text:style-name="P17"/>
      <text:h text:style-name="Heading_20_2" text:outline-level="2"><draw:frame draw:style-name="fr1" draw:name="Bild2" text:anchor-type="paragraph" svg:x="15.251cm" svg:y="0.97cm" svg:width="3.45cm" svg:height="2.54cm" draw:z-index="24"><draw:image xlink:href="Pictures/10000201000001140000008E2F41E54506138837.png" xlink:type="simple" xlink:show="embed" xlink:actuate="onLoad" loext:mime-type="image/png"/></draw:frame><text:bookmark-start text:name="__RefHeading___Toc9100_3771507539"/>Presets<text:bookmark-end text:name="__RefHeading___Toc9100_3771507539"/></text:h>
      <text:p text:style-name="P40">A drop down box to choose between different camera presets. When your camera is not listed then you need to do the settings manually.</text:p>
      <text:p text:style-name="P40"/>
      <text:h text:style-name="Heading_20_3" text:outline-level="3"><draw:frame draw:style-name="fr2" draw:name="Bild4" text:anchor-type="paragraph" svg:y="0.647cm" svg:width="3.69cm" svg:height="1.27cm" draw:z-index="25"><draw:image xlink:href="Pictures/10000201000000DA0000004BD19D205C6DEE6865.png" xlink:type="simple" xlink:show="embed" xlink:actuate="onLoad" loext:mime-type="image/png"/></draw:frame><text:bookmark-start text:name="__RefHeading___Toc9102_3771507539"/>Add Camera Preset<text:bookmark-end text:name="__RefHeading___Toc9102_3771507539"/></text:h>
      <text:p text:style-name="P40"><text:span text:style-name="T24">This is at the end of the list. </text:span>Add a new preset<text:span text:style-name="T24">, and give it a name. To remove the preset click at the minus sign besides the preset in the list</text:span></text:p>
      <text:h text:style-name="Heading_20_2" text:outline-level="2"><text:bookmark-start text:name="__RefHeading___Toc9104_3771507539"/>Sensor<text:span text:style-name="T25"> Width</text:span><text:bookmark-end text:name="__RefHeading___Toc9104_3771507539"/></text:h>
      <text:p text:style-name="P46">The width of the CCD Sensor in your used camera. This value can be found in the camera specifications.</text:p>
      <text:p text:style-name="P45"/>
      <text:h text:style-name="Heading_20_3" text:outline-level="3"><text:bookmark-start text:name="__RefHeading___Toc23847_2906516367"/>Pixel Aspect<text:bookmark-end text:name="__RefHeading___Toc23847_2906516367"/></text:h>
      <text:p text:style-name="P45">The Pixel Aspect <text:span text:style-name="T25">ratio </text:span>of the CCD Sensor in your used camera. This value can be found in the camera specifications.</text:p>
      <text:p text:style-name="P55">This value can also be guessed. For example, when the footage should be 1920×1080, but the images themselves are 1280×1080, then the pixel aspect is: 1920 / 1280 = 1.5. </text:p>
      <text:h text:style-name="Heading_20_2" text:outline-level="2"><text:bookmark-start text:name="__RefHeading___Toc9106_3771507539"/>Optical center<text:bookmark-end text:name="__RefHeading___Toc9106_3771507539"/></text:h>
      <text:p text:style-name="P40">The optical center. Usually in the middle of the movie.<text:span text:style-name="T13"> But some cameras also have an offset here.</text:span></text:p>
      <text:p text:style-name="P54">In most cases it is equal to the image center, but it can be different in some special cases. Check camera/lens specifications in such cases. To set the optical center to the center of image, there is a <text:span text:style-name="Source_20_Text"><text:span text:style-name="T26">Return</text:span></text:span> button below the sliders. </text:p>
      <text:h text:style-name="Heading_20_2" text:outline-level="2"><text:bookmark-start text:name="__RefHeading___Toc1095_2125228933"/><text:span text:style-name="T25">Set </text:span>Center<text:bookmark-end text:name="__RefHeading___Toc1095_2125228933"/></text:h>
      <text:p text:style-name="P41">Center the optical center.</text:p>
      <text:p text:style-name="P41"/>
      <table:table table:name="Tabelle58" table:style-name="Tabelle58">
        <table:table-column table:style-name="Tabelle58.A"/>
        <table:table-row table:style-name="Tabelle58.1">
          <table:table-cell table:style-name="Tabelle58.A1" office:value-type="string">
            <text:h text:style-name="P70" text:outline-level="1"><text:bookmark-start text:name="__RefHeading___Toc8412_1165801446"/><text:span text:style-name="T4">Track</text:span><text:span text:style-name="T16"> tab</text:span><text:span text:style-name="T4"> - Lens Panel</text:span><text:bookmark-end text:name="__RefHeading___Toc8412_1165801446"/></text:h>
          </table:table-cell>
        </table:table-row>
      </table:table>
      <text:p text:style-name="P18"/>
      <text:p text:style-name="P19"><draw:frame draw:style-name="fr2" draw:name="Bild73" text:anchor-type="paragraph" svg:y="0.164cm" svg:width="4.02cm" svg:height="3.93cm" draw:z-index="17"><draw:image xlink:href="Pictures/10000201000000EE000000E89A65C1EFAF697341.png" xlink:type="simple" xlink:show="embed" xlink:actuate="onLoad" loext:mime-type="image/png"/></draw:frame>This panel belongs to the Camera panel above. Type in your lens values from the camera with which you have recorded your footage movie. </text:p>
      <text:p text:style-name="P19"/>
      <text:h text:style-name="Heading_20_2" text:outline-level="2"><text:bookmark-start text:name="__RefHeading___Toc9110_3771507539"/><text:soft-page-break/>Focal length<text:bookmark-end text:name="__RefHeading___Toc9110_3771507539"/></text:h>
      <text:p text:style-name="P42">The focal length units <text:span text:style-name="T13">with which the movie was shot</text:span>. You can choose between millimeter and pixel.</text:p>
      <text:h text:style-name="Heading_20_2" text:outline-level="2"><draw:frame draw:style-name="fr2" draw:name="Bild5" text:anchor-type="paragraph" svg:y="0.395cm" svg:width="2.05cm" svg:height="1.39cm" draw:z-index="26"><draw:image xlink:href="Pictures/100002010000007900000052C3ABD75291172DAD.png" xlink:type="simple" xlink:show="embed" xlink:actuate="onLoad" loext:mime-type="image/png"/></draw:frame><text:bookmark-start text:name="__RefHeading___Toc1097_2125228933"/>Units<text:bookmark-end text:name="__RefHeading___Toc1097_2125228933"/></text:h>
      <text:p text:style-name="P50">The units to use for the camera focal length.</text:p>
      <text:h text:style-name="Heading_20_2" text:outline-level="2"><text:bookmark-start text:name="__RefHeading___Toc9112_3771507539"/>Lens Distortion<text:bookmark-end text:name="__RefHeading___Toc9112_3771507539"/></text:h>
      <text:p text:style-name="P42"><draw:frame draw:style-name="fr4" draw:name="Bild74" text:anchor-type="paragraph" svg:width="2.42cm" svg:height="2.12cm" draw:z-index="18"><draw:image xlink:href="Pictures/100002010000008F0000007D7EBE43D3E4DD8F32.png" xlink:type="simple" xlink:show="embed" xlink:actuate="onLoad" loext:mime-type="image/png"/></draw:frame>The lens distortion of your camera. You can choose between two distortion models.<text:span text:style-name="T10"> Polynomial and Divisions.</text:span></text:p>
      <text:p text:style-name="Text_20_body">Basically, just tweak K1 until solving is most accurate for the known focal length (but also take grid and grease pencil into account to prevent “impossible” distortion).</text:p>
      <text:p text:style-name="P76">The brown model also provides P1 and P2 values.</text:p>
      <text:p text:style-name="P19"><draw:frame draw:style-name="fr1" draw:name="Bild75" text:anchor-type="paragraph" svg:x="0.09cm" svg:y="0.134cm" svg:width="3.69cm" svg:height="1.619cm" draw:z-index="19"><draw:image xlink:href="Pictures/10000201000000DA000000600695D69527D3F68B.png" xlink:type="simple" xlink:show="embed" xlink:actuate="onLoad" loext:mime-type="image/png"/></draw:frame><draw:frame draw:style-name="fr1" draw:name="Bild76" text:anchor-type="paragraph" svg:x="4.09cm" svg:y="0.134cm" svg:width="3.69cm" svg:height="1.319cm" draw:z-index="20"><draw:image xlink:href="Pictures/10000201000000DA0000004E54F4587C6F22F70C.png" xlink:type="simple" xlink:show="embed" xlink:actuate="onLoad" loext:mime-type="image/png"/></draw:frame><draw:frame draw:style-name="fr1" draw:name="Bild6" text:anchor-type="paragraph" svg:x="8.664cm" svg:y="0.092cm" svg:width="3.709cm" svg:height="1.341cm" draw:z-index="27"><draw:image xlink:href="Pictures/10000201000000DB0000004F66A573D87E9D96F4.png" xlink:type="simple" xlink:show="embed" xlink:actuate="onLoad" loext:mime-type="image/png"/></draw:frame><draw:frame draw:style-name="fr1" draw:name="Bild8" text:anchor-type="paragraph" svg:x="13.125cm" svg:y="0.111cm" svg:width="3.42cm" svg:height="2.78cm" draw:z-index="29"><draw:image xlink:href="Pictures/10000201000000CA000000A46126C88E53BEC00C.png" xlink:type="simple" xlink:show="embed" xlink:actuate="onLoad" loext:mime-type="image/png"/></draw:frame></text:p>
      <text:p text:style-name="P19"/>
      <text:p text:style-name="P19"/>
      <text:p text:style-name="P19"/>
      <text:p text:style-name="P19"/>
      <text:p text:style-name="P75"/>
      <text:p text:style-name="P43"/>
      <table:table table:name="Tabelle60" table:style-name="Tabelle60">
        <table:table-column table:style-name="Tabelle60.A"/>
        <table:table-row table:style-name="Tabelle60.1">
          <table:table-cell table:style-name="Tabelle60.A1" office:value-type="string">
            <text:h text:style-name="P71" text:outline-level="1"><text:bookmark-start text:name="__RefHeading___Toc8804_2636062751"/>Track<text:span text:style-name="T15"> tab - Marker Options Panel</text:span><text:bookmark-end text:name="__RefHeading___Toc8804_2636062751"/></text:h>
          </table:table-cell>
        </table:table-row>
      </table:table>
      <text:p text:style-name="P20"><draw:frame draw:style-name="fr3" draw:name="Bild197" text:anchor-type="paragraph" svg:width="3.739cm" svg:height="5.031cm" draw:z-index="21"><draw:image xlink:href="Pictures/10000201000000D40000011DA3F02A2DB53AD11C.png" xlink:type="simple" xlink:show="embed" xlink:actuate="onLoad" loext:mime-type="image/png"/></draw:frame><text:s/></text:p>
      <text:p text:style-name="P20">The Marker panel contains the settings for the selected marker(s).<text:span text:style-name="T27"> Here you can also enable or disable the marker.</text:span></text:p>
      <text:p text:style-name="P20"/>
      <text:h text:style-name="Heading_20_2" text:outline-level="2"><text:bookmark-start text:name="__RefHeading___Toc9136_3771507539"/>Enabled<text:bookmark-end text:name="__RefHeading___Toc9136_3771507539"/></text:h>
      <text:p text:style-name="P44">Enable the selected marker(s).</text:p>
      <text:h text:style-name="Heading_20_2" text:outline-level="2"><text:bookmark-start text:name="__RefHeading___Toc9138_3771507539"/>Position<text:bookmark-end text:name="__RefHeading___Toc9138_3771507539"/></text:h>
      <text:p text:style-name="P44">The position of the selected marker(s) in pixel.<text:span text:style-name="T11"> Zero is down left.</text:span></text:p>
      <text:h text:style-name="Heading_20_2" text:outline-level="2"><draw:frame draw:style-name="fr1" draw:name="Bild198" text:anchor-type="paragraph" svg:x="12.524cm" svg:y="0.633cm" svg:width="6.07cm" svg:height="3.401cm" draw:z-index="22"><draw:image xlink:href="Pictures/1000020100000158000000C1FACAC5B5924CB282.png" xlink:type="simple" xlink:show="embed" xlink:actuate="onLoad" loext:mime-type="image/png"/></draw:frame><text:bookmark-start text:name="__RefHeading___Toc9140_3771507539"/>Offset<text:bookmark-end text:name="__RefHeading___Toc9140_3771507539"/></text:h>
      <text:p text:style-name="P44">You can give the marker handler an offset. So that it gets displayed besides the marker.</text:p>
      <text:h text:style-name="Heading_20_2" text:outline-level="2"><text:bookmark-start text:name="__RefHeading___Toc9142_3771507539"/>Pattern Area<text:bookmark-end text:name="__RefHeading___Toc9142_3771507539"/></text:h>
      <text:p text:style-name="P44">The handler size.</text:p>
      <text:h text:style-name="Heading_20_2" text:outline-level="2"><draw:frame draw:style-name="fr2" draw:name="Bild7" text:anchor-type="paragraph" svg:y="0.818cm" svg:width="7.969cm" svg:height="6.181cm" draw:z-index="28"><draw:image xlink:href="Pictures/10000201000001D70000016DD2E1D52264EE7547.png" xlink:type="simple" xlink:show="embed" xlink:actuate="onLoad" loext:mime-type="image/png"/></draw:frame><text:bookmark-start text:name="__RefHeading___Toc9144_3771507539"/><text:soft-page-break/>Search Area<text:bookmark-end text:name="__RefHeading___Toc9144_3771507539"/></text:h>
      <text:p text:style-name="P44">The size and position of the search area for this marker for tracking.</text:p>
      <text:p text:style-name="P51">The search area can be turned on in the Clip Display options in the header up right.</text:p>
      <text:p text:style-name="P4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61b1e" style:font-size-asian="10pt" style:font-size-complex="10pt"/>
    </style:style>
    <style:style style:name="MT3" style:family="text">
      <style:text-properties fo:font-size="10pt" officeooo:rsid="0089aa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4</text:span><text:span text:style-name="MT2">.3.</text:span><text:span text:style-name="MT3">2</text:span><text:span text:style-name="MT1"> Editors - Movie Clip Editor</text:span><text:span text:style-name="MT2"> - Sidebar - Tracking Mode</text:span><text:span text:style-name="MT3"> - Track tab</text:span></text:p>
      </style:header>
      <style:footer>
        <text:p text:style-name="MP2"><text:page-number text:select-page="current">9</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0H48M11S</meta:editing-duration>
    <meta:editing-cycles>119</meta:editing-cycles>
    <meta:generator>LibreOffice/6.4.6.2$Windows_X86_64 LibreOffice_project/0ce51a4fd21bff07a5c061082cc82c5ed232f115</meta:generator>
    <dc:date>2020-10-05T10:12:31.337000000</dc:date>
    <meta:document-statistic meta:table-count="9" meta:image-count="30" meta:object-count="0" meta:page-count="9" meta:paragraph-count="199" meta:word-count="1569" meta:character-count="8509" meta:non-whitespace-character-count="7130"/>
    <meta:template xlink:type="simple" xlink:actuate="onRequest" xlink:title="standard1cm" xlink:href="file:///C:/Users/x/AppData/Roaming/LibreOffice/4/user/template/standard1cm.ott" meta:date="2018-09-08T18:05:14.757000000"/>
  </office:meta>
</office:document-meta>
</file>